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9200000592DFF7462A9018B52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0.991cm" svg:y="5.591cm">
          <draw:image xlink:href="Pictures/100000000000059200000592DFF7462A9018B5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5:36:25.101555546</meta:creation-date>
    <dc:date>2018-05-14T15:36:43.448650957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